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rezi.com/view/08bslUeRClB3hhvMNbI9/" text:style-name="Internet_20_link" text:visited-style-name="Visited_20_Internet_20_Link">https://prezi.com/view/08bslUeRClB3hhvMNbI9/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1:06:59.716644558</meta:creation-date>
    <dc:date>2021-02-02T11:07:47.774759922</dc:date>
    <meta:editing-duration>PT48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6.4.6.2$Linux_X86_64 LibreOffice_project/40$Build-2</meta:generator>
  </office:meta>
</office:document-meta>
</file>